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E00000319ADDC2779F05569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line-height="0.278in"/>
    </style:style>
    <style:style style:name="P2" style:family="paragraph" style:parent-style-name="Standard">
      <style:paragraph-properties fo:line-height="0.278in" fo:text-align="center" style:justify-single-word="false"/>
    </style:style>
    <style:style style:name="P3" style:family="paragraph" style:parent-style-name="Standard" style:master-page-name="Standard">
      <style:paragraph-properties fo:line-height="0.278in" fo:text-align="center" style:justify-single-word="false" style:page-number="auto"/>
    </style:style>
    <style:style style:name="T1" style:family="text">
      <style:text-properties style:font-name="Times New Roman" fo:font-size="18pt" fo:font-weight="bold" style:font-name-asian="微軟正黑體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fo:font-weight="bold" officeooo:rsid="0005430e" style:font-name-asian="微軟正黑體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weight="bold" style:font-name-asian="微軟正黑體" style:font-weight-asian="bold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S_HW04_</text:span><text:span text:style-name="T2">1</text:span><text:span text:style-name="T1">07598064</text:span></text:p>
      <text:p text:style-name="P2"><text:span text:style-name="T1">蔡宗哲</text:span></text:p>
      <text:p text:style-name="P1"><draw:frame draw:style-name="fr1" draw:name="圖片 1" text:anchor-type="char" svg:x="0.2917in" svg:y="0.461in" svg:width="7.2681in" svg:height="3.6075in" draw:z-index="0"><draw:image xlink:href="Pictures/100002010000063E00000319ADDC2779F05569FD.png" xlink:type="simple" xlink:show="embed" xlink:actuate="onLoad" loext:mime-type="image/png"/></draw:frame><text:span text:style-name="T3">Part 1：Screenshot of your dmsg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22</meta:editing-cycles>
    <meta:creation-date>2020-09-09T07:33:00</meta:creation-date>
    <dc:date>2021-01-14T03:58:10.687657045</dc:date>
    <meta:editing-duration>PT2H3M22S</meta:editing-duration>
    <meta:generator>LibreOffice/6.4.6.2$Linux_X86_64 LibreOffice_project/40$Build-2</meta:generator>
    <meta:document-statistic meta:table-count="0" meta:image-count="1" meta:object-count="0" meta:page-count="1" meta:paragraph-count="3" meta:word-count="11" meta:character-count="50" meta:non-whitespace-character-count="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